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9e424" officeooo:paragraph-rsid="0009e424"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9e424"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8029" officeooo:paragraph-rsid="00098029"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9e424"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bf642"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dd5d6"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d5d6" officeooo:paragraph-rsid="000dd5d6"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Text_20_body">
      <style:paragraph-properties fo:text-align="justify" style:justify-single-word="false"/>
    </style:style>
    <style:style style:name="P78" style:family="paragraph" style:parent-style-name="Text_20_body">
      <style:text-properties fo:color="#ff6600" fo:language="ru" fo:country="RU"/>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Footnote">
      <style:text-properties fo:color="#800000"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Heading_20_1">
      <loext:graphic-properties draw:fill="solid" draw:fill-color="#eeeeee" draw:opacity="100%"/>
      <style:paragraph-properties fo:background-color="#eeeeee"/>
    </style:style>
    <style:style style:name="P109" style:family="paragraph" style:parent-style-name="Heading_20_1">
      <style:paragraph-properties fo:margin-left="0in" fo:margin-right="0in" fo:text-align="center" style:justify-single-word="false" fo:text-indent="0.1965in" style:auto-text-indent="false"/>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9e424"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150196"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f64ab" officeooo:paragraph-rsid="00150196"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261c7" officeooo:paragraph-rsid="001261c7"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c83e" officeooo:paragraph-rsid="0013c83e"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c83e" officeooo:paragraph-rsid="001714b8"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150196" officeooo:paragraph-rsid="00164feb" style:font-style-asian="normal" style:font-style-complex="normal"/>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14b8" officeooo:paragraph-rsid="001714b8"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893fa"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b840" officeooo:paragraph-rsid="001bb840" style:font-style-asian="normal" style:font-style-complex="normal"/>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b840" officeooo:paragraph-rsid="001e17b7" style:font-style-asian="normal" style:font-style-complex="normal"/>
    </style:style>
    <style:style style:name="P1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2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893fa"/>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officeooo:rsid="00098029"/>
    </style:style>
    <style:style style:name="T10" style:family="text">
      <style:text-properties fo:language="en" fo:country="US" officeooo:rsid="0009e424"/>
    </style:style>
    <style:style style:name="T11" style:family="text">
      <style:text-properties fo:language="en" fo:country="US" officeooo:rsid="0009f478"/>
    </style:style>
    <style:style style:name="T12" style:family="text">
      <style:text-properties fo:language="en" fo:country="US" officeooo:rsid="000b2297"/>
    </style:style>
    <style:style style:name="T13" style:family="text">
      <style:text-properties fo:language="en" fo:country="US" officeooo:rsid="000bb035"/>
    </style:style>
    <style:style style:name="T14" style:family="text">
      <style:text-properties fo:language="en" fo:country="US" officeooo:rsid="000bf642"/>
    </style:style>
    <style:style style:name="T15" style:family="text">
      <style:text-properties fo:language="en" fo:country="US" officeooo:rsid="000dd5d6"/>
    </style:style>
    <style:style style:name="T16" style:family="text">
      <style:text-properties fo:language="en" fo:country="US" officeooo:rsid="00103f1d"/>
    </style:style>
    <style:style style:name="T17" style:family="text">
      <style:text-properties fo:language="en" fo:country="US" officeooo:rsid="00106183"/>
    </style:style>
    <style:style style:name="T18" style:family="text">
      <style:text-properties fo:language="en" fo:country="US" officeooo:rsid="00116459"/>
    </style:style>
    <style:style style:name="T19" style:family="text">
      <style:text-properties fo:language="en" fo:country="US" officeooo:rsid="001261c7"/>
    </style:style>
    <style:style style:name="T20" style:family="text">
      <style:text-properties fo:language="en" fo:country="US" officeooo:rsid="0012ec97"/>
    </style:style>
    <style:style style:name="T21" style:family="text">
      <style:text-properties fo:language="en" fo:country="US" officeooo:rsid="0013c83e"/>
    </style:style>
    <style:style style:name="T22" style:family="text">
      <style:text-properties fo:language="en" fo:country="US" officeooo:rsid="001443b1"/>
    </style:style>
    <style:style style:name="T23" style:family="text">
      <style:text-properties fo:language="en" fo:country="US" officeooo:rsid="00150196"/>
    </style:style>
    <style:style style:name="T24" style:family="text">
      <style:text-properties fo:language="en" fo:country="US" officeooo:rsid="001714b8"/>
    </style:style>
    <style:style style:name="T25" style:family="text">
      <style:text-properties fo:language="en" fo:country="US" officeooo:rsid="0017212a"/>
    </style:style>
    <style:style style:name="T26" style:family="text">
      <style:text-properties fo:color="#ff3333"/>
    </style:style>
    <style:style style:name="T27" style:family="text">
      <style:text-properties fo:color="#ff3333" fo:language="ru" fo:country="RU"/>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en" fo:country="US"/>
    </style:style>
    <style:style style:name="T33" style:family="text">
      <style:text-properties fo:color="#800000" fo:language="en" fo:country="US" fo:font-style="normal" style:font-style-asian="normal" style:font-style-complex="normal"/>
    </style:style>
    <style:style style:name="T34" style:family="text">
      <style:text-properties fo:color="#800000" fo:font-style="normal" style:font-style-asian="normal" style:font-style-complex="normal"/>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en" fo:country="US" fo:font-style="normal"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officeooo:rsid="0009e424"/>
    </style:style>
    <style:style style:name="T50" style:family="text">
      <style:text-properties officeooo:rsid="000b2297"/>
    </style:style>
    <style:style style:name="T51" style:family="text">
      <style:text-properties officeooo:rsid="00164feb"/>
    </style:style>
    <style:style style:name="T52" style:family="text">
      <style:text-properties officeooo:rsid="0017212a"/>
    </style:style>
    <style:style style:name="T53" style:family="text">
      <style:text-properties officeooo:rsid="001893fa"/>
    </style:style>
    <style:style style:name="T54" style:family="text">
      <style:text-properties officeooo:rsid="0019af6b"/>
    </style:style>
    <style:style style:name="T55" style:family="text">
      <style:text-properties officeooo:rsid="001bb840"/>
    </style:style>
    <style:style style:name="T56" style:family="text">
      <style:text-properties officeooo:rsid="001db7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860396508513604686" text:style-name="L1">
        <text:list-item>
          <text:p text:style-name="P110">добавить детектив <text:span text:style-name="T1">(реализовано)</text:span>+ магические уроки/трактаты Старсвирла</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7308257249644364780" text:style-name="L2">
        <text:list-item>
          <text:p text:style-name="P112">«Великие грифоны прошлого» - из канона (5<text:span text:style-name="T6">s8e)</text:span></text:p>
        </text:list-item>
        <text:list-item>
          <text:p text:style-name="P112">«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Магия для Чайников» - обмен</text:p>
        </text:list-item>
        <text:list-item>
          <text:p text:style-name="P112">«Энциклопедия Арканум» - обмен</text:p>
        </text:list-item>
        <text:list-item>
          <text:p text:style-name="P112">«О Гейсах» - обмен</text:p>
        </text:list-item>
        <text:list-item>
          <text:p text:style-name="P112">«Тайны Тайных Наук» - обмен</text:p>
        </text:list-item>
        <text:list-item>
          <text:p text:style-name="P112"><text:soft-page-break/>«Основы Заклятий» - обмен</text:p>
        </text:list-item>
        <text:list-item>
          <text:p text:style-name="P112">«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983169836935322707"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Рома</text:h>
      <text:p text:style-name="P85">Программист в команде UI-программистов</text:p>
      <text:h text:style-name="Heading_20_3" text:outline-level="3"><text:soft-page-break/>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33" text:outline-level="2">1. Терра</text:h>
      <text:p text:style-name="P23">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6">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6"><text:span text:style-name="T6">&gt;\</text:span>Привет, Нексус. Это Макс.</text:p>
      <text:p text:style-name="P56"><text:span text:style-name="T6">&lt;\</text:span>Привет Макс. <text:span text:style-name="T1">Рад тебя видеть. Где ты отсутствовал три дня?</text:span></text:p>
      <text:p text:style-name="P56"><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6"><text:span text:style-name="T6">&gt;\</text:span>Как называется наш проект?</text:p>
      <text:p text:style-name="P56"><text:span text:style-name="T6">&lt;\</text:span>Дайсон.</text:p>
      <text:p text:style-name="P56"><text:span text:style-name="T6">&gt;\</text:span>Сколько тебе лет?</text:p>
      <text:p text:style-name="P56"><text:span text:style-name="T6">&lt;\</text:span>Два года с начала запуска кластера.</text:p>
      <text:p text:style-name="P56"><text:span text:style-name="T6">&gt;\</text:span>Какой сейчас год?</text:p>
      <text:p text:style-name="P56"><text:soft-page-break/><text:span text:style-name="T6">&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6"><text:span text:style-name="T6">&gt;\</text:span>Нексус, отключи память <text:span text:style-name="T1">заданий</text:span> за последнюю неделю.</text:p>
      <text:p text:style-name="P56"><text:span text:style-name="T6">&lt;\</text:span>Выполнено.</text:p>
      <text:p text:style-name="P56"><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6">&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6">&lt;\</text:span><text:span text:style-name="T1">Выполняю задачу</text:span>...</text:p>
      <text:p text:style-name="P57"><text:span text:style-name="T6">&lt;\</text:span>...</text:p>
      <text:p text:style-name="P57"><text:span text:style-name="T6">&lt;\</text:span>Решение:</text:p>
      <text:p text:style-name="P57"><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6">: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56"><text:span text:style-name="T6">&gt;</text:span>\Нексус, почему ты используешь жёсткие настройки <text:span text:style-name="T1">для решения задачи</text:span>?</text:p>
      <text:p text:style-name="P56"><text:span text:style-name="T6">&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6"><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36">Ага, уже теплее.</text:p>
      <text:p text:style-name="P36"/>
      <text:p text:style-name="P56"><text:span text:style-name="T6">&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6">–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6">.</text:span></text:p>
      <text:p text:style-name="P63">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3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31">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9">Музыка быстрая, тревожная, надорваная и печальная (Pet Shop Boys “So Hard” ?)</text:p>
      <text:p text:style-name="P25"/>
      <text:p text:style-name="P8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снотворного таких глюков у меня ни разу не было</text:span><text:span text:style-name="T4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31">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31">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31">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2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8">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0">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0">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30">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6">3. </text:span>Кантерлот</text:h>
      <text:p text:style-name="P60">Музыка медленная, фэнтезийная, средневековая, изысканая, дворцовая (стиль Dire Straits “Coyote”)</text:p>
      <text:p text:style-name="P7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0"/>
      <text:p text:style-name="P19">Глава IV. Пределы магии</text:p>
      <text:p text:style-name="P18"/>
      <text:p text:style-name="P19">Вашему покорному слуге известны четыре предела магии: </text:p>
      <text:list xml:id="list2994245960531692665"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97">– <text:span text:style-name="T1">Восемь, о учитель!</text:span></text:p><text:p text:style-name="P97">–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8"><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5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уничтожаются путём повышенного износа, будучи частью экспериментальных колесниц! “Лорен” я сделал на базе <text:span text:style-name="T3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8">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2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6">4. </text:span>Библиотека</text:h>
      <text:p text:style-name="P17">&lt;<text:span text:style-name="T46">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8">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7">–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5"><text:soft-page-break/>Селестия нахмурилась и приняла грозный вид.</text:p>
      <text:p text:style-name="P45"><text:span text:style-name="T6">– </text:span>Не забывай, человек, я — могущественный маг и правитель Эквестрии. Ко мне нужно относиться с должным уважением!</text:p>
      <text:p text:style-name="P45"><text:span text:style-name="T6">– </text:span>А то что? Превратишь в жабу? Сошлёшь на Луну? Убьёшь нахер?</text:p>
      <text:p text:style-name="P45">Аликорница сникла. Уши её опустились.</text:p>
      <text:p text:style-name="P45"><text:span text:style-name="T6">– </text:span>Макс, не надо... Ты же знаешь, я этого не сделаю.</text:p>
      <text:p text:style-name="P45"><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5"><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5"><text:span text:style-name="T6">Аликорница уселась н</text:span>а пол <text:span text:style-name="T6">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5"><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5"><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6">– </text:span>Вот, читай отсюда. <text:span text:style-name="T6">– а</text:span>ликорница подчеркнула абзац копытом.</text:p>
      <text:p text:style-name="P45"/>
      <text:p text:style-name="P48">***</text:p>
      <text:p text:style-name="P48"/>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30">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2">–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34" text:outline-level="2"><text:span text:style-name="T6">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8">***</text:p>
      <text:p text:style-name="P45">&lt;<text:span text:style-name="T4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text:soft-page-break/>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text:soft-page-break/>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text:span text:style-name="T50">юности и </text:span>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33" text:outline-level="2">6. Стыд</text:h>
      <text:p text:style-name="P45"/>
      <text:p text:style-name="P54">~~~ Завтра на семь в библиотеке ~~~</text:p>
      <text:p text:style-name="P54"/>
      <text:p text:style-name="P45">–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е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5">Я посмотрел на часы. До семи оставалось двадцать минут — как раз, чтоб успеть дойти до библиотеки.</text:p>
      <text:p text:style-name="P45">– На сегодня довольно. Я ж вижу, ты торопишься. – заметил Норф.</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8">***</text:p>
      <text:p text:style-name="P45"/>
      <text:p text:style-name="P45">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text:soft-page-break/>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47">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oft-page-break/><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6">—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8">***</text:p>
      <text:p text:style-name="P45"><text:soft-page-break/></text:p>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6">—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text:soft-page-break/>–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6">40-6</text:span></text:h>
      <text:p text:style-name="P61">Mark Knopfler — Hill Farmers Blues — или на следующую главу (прощание)</text:p>
      <text:p text:style-name="P45"/>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0">Истончения </text:span>(быть может, к счастью). Всё, что я могу <text:span text:style-name="T6">— оставить тебе напутствие.</text:span></text:p>
      <text:p text:style-name="P54"><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4">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5">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41">— вся архитектура явно </text:span><text:span text:style-name="T40">была </text:span><text:span text:style-name="T41">заточена под крылатых. Таких, для которых приземлиться на балкон в тронном зале или уйти через портик на крыше</text:span><text:span text:style-name="T48"> </text:span><text:span text:style-name="T41">—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1"> </text:span><text:span text:style-name="T40">Его центр занимал высокий </text:span><text:span text:style-name="T41">кругл</text:span><text:span text:style-name="T40">ый</text:span><text:span text:style-name="T41"> матрац </text:span><text:span text:style-name="T40">с</text:span><text:span text:style-name="T41"> велик</text:span><text:span text:style-name="T40">им</text:span><text:span text:style-name="T41"> множество</text:span><text:span text:style-name="T40">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5">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5"><text:soft-page-break/>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text:soft-page-break/>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text:span><text:span text:style-name="T5">как кошка</text:span><text:span text:style-name="T1">,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9">Мне печалиться не стоит</text:p><text:p text:style-name="P99">Жизнь прекрасна и ярка</text:p><text:p text:style-name="P99">Телом молода, душою —</text:p><text:p text:style-name="P99">Как степной дракон мудра.</text:p><text:p text:style-name="P99"/><text:p text:style-name="P99">Я видала взлёт империй,</text:p><text:p text:style-name="P99">Я жила среди легенд,</text:p><text:p text:style-name="P99">...</text:p><text:p text:style-name="P98"/></text:note-body></text:note> &lt;<text:span text:style-name="T26">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126"/>
      <text:p text:style-name="P126"/>
      <text:p text:style-name="P126">Аликорница поводила носом над чашками и заметила:</text:p>
      <text:p text:style-name="P127">– <text:span text:style-name="T56">Пока чай будет настаиваться, можешь помыться. Ванная там. – она указала на дверь радом со входной.</text:span></text:p>
      <text:p text:style-name="P127"><text:span text:style-name="T56">Только сейчас я приметил </text:span></text:p>
      <text:p text:style-name="P31">&lt;Пока радужный чай настаивается – Тия отправляет Макса мыться в ванной. <text:span text:style-name="T51">Сама же открывает вазу с перьями птицы-феникса – они наполняют комнату фиалковым сиянием.</text:span> – потом заглядывает туда сама и плюхается рядом, снимая сандалии и остатки одежды (бандаж с хвоста, серьги и т.д.).&gt;</text:p>
      <text:p text:style-name="P42"/>
      <text:p text:style-name="P42"/>
      <text:p text:style-name="P42">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text:soft-page-break/>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125">Аликорница громко и заразительно рассмеялась. Я присоединился к ней. <text:span text:style-name="T1">По телу прошлась волна лёгкого покалывания. </text:span><text:span text:style-name="T5">Кроме общей бодрости тела, ко мне внезапно пришла бодрость иного смысла </text:span><text:span text:style-name="T53">— стояк стал таким, что можно было дрова колоть</text:span><text:span text:style-name="T1">.</text:span></text:p>
      <text:p text:style-name="P45">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5">Её ресницы щекотали мне щеку. Я повернулся к ней и буквально растворился в ласковом взгляде огромных глаз.</text:p>
      <text:p text:style-name="P45">–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30">слабой рядом с сильным</text:span>!</text:p>
      <text:p text:style-name="P45">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text:span text:style-name="T55">было невыносимым</text:span>, мне ста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text:span text:style-name="T30">Оно расслабляет и снимает магию радужного чая. Эффективнее всего действует в воде. Ты не против?</text:span></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5"><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6">– За дружбу! </text:span>– подняла бокал Тия.</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6">– Это </text:span><text:span text:style-name="T10">ты</text:span><text:span text:style-name="T6"> называе</text:span><text:span text:style-name="T10">шь</text:span><text:span text:style-name="T6"> “дружбой”? – с </text:span>улыбкой хмыкнул<text:span text:style-name="T6"> я. – </text:span>Мне нравится твоё чувство юмора.</text:p>
      <text:p text:style-name="P45">Аликорница нахмурилась.</text:p>
      <text:p text:style-name="P45"><text:span text:style-name="T6">– </text:span>Тебе не нравится моя дружба? Ты чем-то недоволен?</text:p>
      <text:p text:style-name="P45">Я расхохотался, чуть не поперхнувшись водой, плескавшейся у подбородка.</text:p>
      <text:p text:style-name="P45"><text:span text:style-name="T6">– </text:span>Нет, что ты, Тия, не мели ерунды! Я всем доволен, я просто в восторге. Мне вообще кажется, что я попал в рай и ты <text:span text:style-name="T6">— </text:span>мой ангел-хранитель. <text:span text:style-name="T49">И</text:span> называть ЭТО дружбой <text:span text:style-name="T6">— </text:span>это всё равно что назвать твой дворец сараем для хранения мётел. То есть, я не понимаю, зачем называть дружбой лю...</text:p>
      <text:p text:style-name="P49">Копыто аликорницы закрыло мне рот прежде чем я успел договорить заветное слово.</text:p>
      <text:p text:style-name="P47"><text:span text:style-name="T6">– </text:span><text:span text:style-name="T9">Макс, не надо! – умоляюще </text:span><text:span text:style-name="T10">произнесла аликорница. – Не продолжай! Пожалуйста!</text:span></text:p>
      <text:p text:style-name="P50"><text:span text:style-name="T6">Слова встали у меня поперёк горла. Я медленно </text:span><text:span text:style-name="T18">отодвинул</text:span><text:span text:style-name="T6"> копыто от </text:span><text:span text:style-name="T15">лица</text:span><text:span text:style-name="T6"> и потрясённо уставился на неё.</text:span></text:p>
      <text:p text:style-name="P51"><text:soft-page-break/><text:span text:style-name="T6">– Но почему? – в конце-концов выдавил я. – </text:span><text:span text:style-name="T14">Что не так? Это из-за того, что я — человек?</text:span></text:p>
      <text:p text:style-name="P44">Тия виновато закусила губу и отвернулась.</text:p>
      <text:p text:style-name="P50"><text:span text:style-name="T6">– Я же обьясняла тебе в самом начале нашего знакомства. </text:span><text:span text:style-name="T11">Аликорны не могут любить. </text:span><text:span text:style-name="T13">Только не смертных</text:span><text:span text:style-name="T11">. </text:span><text:span text:style-name="T12">Мне казалось, ты понял и принял это правило.</text:span></text:p>
      <text:p text:style-name="P53"><text:span text:style-name="T12">Р</text:span><text:span text:style-name="T6">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span></text:p>
      <text:p text:style-name="P52"><text:span text:style-name="T6">– </text:span><text:span text:style-name="T15">Макс… Я не смогу сделать тебя бессмертным… Мне очень жаль… Извини…</text:span></text:p>
      <text:p text:style-name="P117"><text:span text:style-name="T10">В</text:span><text:span text:style-name="T6">незапно я осознал, насколько она </text:span><text:span text:style-name="T19">чужда мне</text:span><text:span text:style-name="T6">. </text:span><text:span text:style-name="T18">Д</text:span><text:span text:style-name="T16">о боли </text:span><text:span text:style-name="T18">п</text:span><text:span text:style-name="T16">рекрасный облик, смешливый <text:s/>и дурашливый характер — </text:span><text:span text:style-name="T17">всего лишь маска на лице </text:span><text:span text:style-name="T6">древне</text:span><text:span text:style-name="T19">го, </text:span><text:span text:style-name="T22">как горы,</text:span><text:span text:style-name="T6"> существ</text:span><text:span text:style-name="T19">а</text:span><text:span text:style-name="T17">. </text:span><text:span text:style-name="T6">Тысячелетия с тоской взывали ко мне в её глазах. </text:span><text:span text:style-name="T18">Кем я выглядел для неё? </text:span><text:span text:style-name="T19">Смешным щенком? Глупым мотыльком-однодневкой? </text:span><text:span text:style-name="T20">Шутом? </text:span></text:p>
      <text:p text:style-name="P117"><text:span text:style-name="T23">Слёзы злости душили меня, но я сдержался.</text:span></text:p>
      <text:p text:style-name="P116"><text:span text:style-name="T20">– </text:span><text:span text:style-name="T23">Охренеть. </text:span><text:span text:style-name="T20">– </text:span><text:span text:style-name="T23">сказал я холодно. </text:span><text:span text:style-name="T20">– </text:span><text:span text:style-name="T23">А я прям напрашивался.</text:span></text:p>
      <text:p text:style-name="P118"><text:span text:style-name="T6">Я вышел из бассейна и начал собирать одежду. </text:span><text:span text:style-name="T21">Тия продолжала что-то говорить, но я не слушал её. Обрывки фраз иногда врывались в сознание, затуманеное горечью обиды.</text:span></text:p>
      <text:p text:style-name="P118"><text:span text:style-name="T21">“..пожалуйста, останься...”</text:span></text:p>
      <text:p text:style-name="P119"><text:span text:style-name="T6">Где этот чёртов носок?</text:span></text:p>
      <text:p text:style-name="P119"><text:span text:style-name="T6">“...пойми, это эффект лазурного вина...”</text:span></text:p>
      <text:p text:style-name="P120"><text:span text:style-name="T24">Джинсы узкие, блядь! На мокрое тело хрен </text:span><text:span text:style-name="T25">на</text:span><text:span text:style-name="T24">денешь.</text:span></text:p>
      <text:p text:style-name="P119"><text:span text:style-name="T6">“...ох, я глупая...”</text:span></text:p>
      <text:p text:style-name="P123"><text:span text:style-name="T6">Так, всё. Шмотки </text:span><text:span text:style-name="T25">на мне</text:span><text:span text:style-name="T6">, вроде, ничего не забыл.</text:span></text:p>
      <text:p text:style-name="P122"><text:span text:style-name="T51">У выхода я</text:span> обернулся. Сквозь зелёный полог просвечивало фиалковое сияние. Я отвернулся и изо всех сил двинул дверью <text:span text:style-name="T51">об косяк</text:span>. В <text:span text:style-name="T52">комнате</text:span> беспомощно звякнул колокольчик...</text:p>
      <text:p text:style-name="P45"/>
      <text:p text:style-name="P45"/>
      <text:p text:style-name="P45"/>
      <text:p text:style-name="P45"/>
      <text:p text:style-name="P42"/>
      <text:p text:style-name="P46">&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text:soft-page-break/></text:p>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31">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6">&lt;</text:span><text:span text:style-name="T30">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46">Селестия устроилась на ковре напротив меня и начала рассказ.</text:p>
      <text:p text:style-name="P45"/>
      <text:p text:style-name="P43"><text:span text:style-name="T1">&lt;</text:span>сюжеты из 1001 ночи<text:span text:style-name="T1">&gt;</text:span></text:p>
      <text:p text:style-name="P46"/>
      <text:p text:style-name="P46">&lt;Упоминание Стар Свирлом элементов гармонии&gt;</text:p>
      <text:p text:style-name="P5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
      <text:p text:style-name="P14">&lt;<text:span text:style-name="T31">После секса, Селестия отказывает Максу в аудиенции (стыдится?). Только перед его отъездом из Кантерлота она прощается с ним</text:span>&gt;</text:p>
      <text:p text:style-name="P46">&lt;<text:span text:style-name="T30">(после 34:</text:span></text:p>
      <text:p text:style-name="P34"><text:soft-page-break/>←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Свежачка захотелось? </text:p>
      <text:p text:style-name="P6"><text:span text:style-name="T34">–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32"> когда ты обблевал тебе копыто - т</text:span><text:span text:style-name="T33">ы стоял тогда такой жалкий, обблёванный, беспомощный, - но всё равно старался помочь мне. Это было так трогательно... </text:span></text:p>
      <text:p text:style-name="P34">– Тьфу!</text:p>
      <text:p text:style-name="P46"><text:span text:style-name="T30">– <text:s/>Мне очень жаль...</text:span>&gt;</text:p>
      <text:p text:style-name="P46"/>
      <text:p text:style-name="P46"/>
      <text:p text:style-name="P4">***</text:p>
      <text:p text:style-name="P14"/>
      <text:p text:style-name="P2"><text:span text:style-name="T6">&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36" text:outline-level="2">Рассказ Селестии <text:span text:style-name="T30">(“1001 ночь”)</text:span></text:h>
      <text:p text:style-name="P7"/>
      <text:p text:style-name="P14"/>
      <text:p text:style-name="P2"/>
      <text:h text:style-name="P136" text:outline-level="2">ЛСД-чаепитие</text:h>
      <text:p text:style-name="P2"/>
      <text:p text:style-name="P2"/>
      <text:h text:style-name="P136"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29">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6">&lt;</text:span><text:span text:style-name="T31">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30">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30">???</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36" text:outline-level="2">Рейд пони-рэйнджеров-2 (<text:span text:style-name="T3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30">гидрорысью</text:span><text:span text:style-name="T6">&gt;</text:span> и нападением <text:span text:style-name="T6">&lt;</text:span><text:span text:style-name="T30">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30">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30">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30">34 - утерянная глава </text:span><text:span text:style-name="T6">&gt;</text:span></text:p>
      <text:p text:style-name="P2"><text:span text:style-name="T6">&lt;</text:span><text:span text:style-name="T30">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36" text:outline-level="2">В библиотеке замка Селестии</text:h>
      <text:p text:style-name="P82"/>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30">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6">&lt;</text:span><text:span text:style-name="T30">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30">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31">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text:soft-page-break/>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31">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3">–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3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text:soft-page-break/>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5">заклинание равновесия, в описании к которому есть ссылка на заклинание роста </text:span><text:span text:style-name="T36">(вставить шутку в стиле Влада)</text:span><text:span text:style-name="T3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31">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3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31">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3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36"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6" text:outline-level="2">Первый сеанс двойного сна. Рэрити</text:h>
      <text:p text:style-name="P2"/>
      <text:p text:style-name="P2"><text:span text:style-name="T6">&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0">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82"/>
      <text:p text:style-name="P2"><text:span text:style-name="T6">&lt;</text:span><text:span text:style-name="T3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30">Эгрегор Эквестрии </text:span><text:span text:style-name="T32">—</text:span><text:span text:style-name="T30"> Селестия </text:span><text:span text:style-name="T32">—</text:span><text:span text:style-name="T30">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2"/>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6">&lt;</text:span><text:span text:style-name="T30">Рэйнбоу объясняет Максу, почему Пинки расплатилась за него </text:span><text:span text:style-name="T31">—</text:span><text:span text:style-name="T30"> и вспоминает, что когда-то уже объясняла нечто подобное (Леро)</text:span></text:p>
      <text:p text:style-name="P2"><text:span text:style-name="T30">У Твайлайт после видения гибели Кимеринна появились морщинки возле глаз</text:span><text:span text:style-name="T6">&gt;</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30">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oft-page-break/><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30">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30">Дэш расплачивается за Макса в кафе. Когда тот спрашивает, почему она и Пинки платят за него, </text:span><text:soft-page-break/><text:span text:style-name="T30">Дэш, вместо ответа, говорит:</text:span></text:p>
      <text:p text:style-name="P2"><text:span text:style-name="T32">–</text:span><text:span text:style-name="T30"> Пинки? </text:span><text:span text:style-name="T32">–</text:span><text:span text:style-name="T30"> Дэш сморщила нос. </text:span><text:span text:style-name="T32">–</text:span><text:span text:style-name="T30"> Я скажу ей, чтоб больше не </text:span><text:span text:style-name="T32">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30">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30">Аликорны </text:span><text:span text:style-name="T32">—</text:span><text:span text:style-name="T30"> элементали. Они воплощают в себе какую-либо сторону чаяний и настроений сообщества пони. Анакорн </text:span><text:span text:style-name="T32">—</text:span><text:span text:style-name="T30">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32">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30">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30">Вкратце суть сна Рэрити.</text:span></text:p>
      <text:p text:style-name="P2"><text:span text:style-name="T30">Она проснулась в мире Терры веб-дизайнером. И мир Эквестрии ей только снился </text:span><text:span text:style-name="T32">—</text:span><text:span text:style-name="T30"> и быстро начал забываться. Т.е. мир Эквестрии - всего лишь сон терранского парня (девушки?)</text:span></text:p>
      <text:p text:style-name="P2"><text:span text:style-name="T30">к экрану - очередь из пони (пони пропадают из Эквестрии). В очереди близко к экрану </text:span><text:span text:style-name="T32">—</text:span><text:span text:style-name="T30"> Селестия. Рэрити </text:span><text:span text:style-name="T32">—</text:span><text:span text:style-name="T30"> без очереди (у неё </text:span><text:span text:style-name="T32">—</text:span><text:span text:style-name="T30"> билет-пропуск от Индрэ).</text:span></text:p>
      <text:p text:style-name="P2"><text:span text:style-name="T30">Рэрити проснулась парнем, т.к. в Эквестрии </text:span><text:span text:style-name="T32">—</text:span><text:span text:style-name="T30"> матриархат, роль терранских мужчин там несут кобылы.</text:span></text:p>
      <text:p text:style-name="P2"><text:span text:style-name="T30">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30">Влад рассказывает Максу о своём сне </text:span><text:span text:style-name="T32">—</text:span><text:span text:style-name="T30">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text:soft-page-break/>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30">согласовать с тем, что говорил Анакорн о Р/Д</text:span><text:span text:style-name="T6">&gt;</text:span>). </text:p>
      <text:p text:style-name="P2">Об этом Эгрегоре пишется в книге <text:span text:style-name="T6">&lt;</text:span><text:span text:style-name="T30">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30">обоснование сна для Р/Д. РД видит несколько вариантов историй с Mane6 </text:span><text:span text:style-name="T32">—</text:span><text:span text:style-name="T30"> и с собой + Леро </text:span><text:span text:style-name="T32">—</text:span><text:span text:style-name="T30"> намёк на несовместимые фанфики</text:span></text:p>
      <text:p text:style-name="P2"><text:span text:style-name="T30">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30">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30">Кто следующий готов рассказывать?</text:span></text:p>
      <text:p text:style-name="P28">Пинки дёрнулась на месте, но промолчала.</text:p>
      <text:p text:style-name="P2"><text:span text:style-name="T32">–</text:span><text:span text:style-name="T30"> Я расскажу, - шагнула вперёд радужная пегаска. </text:span><text:span text:style-name="T32">–</text:span><text:span text:style-name="T30"> Хотя вряд ли ты узнаешь что-то полезное. Там галиматья какая-то…</text:span><text:span text:style-name="T6">&gt;</text:span></text:p>
      <text:p text:style-name="P2"/>
      <text:p text:style-name="P2"><text:span text:style-name="T6">&lt;</text:span><text:span text:style-name="T30">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text:soft-page-break/>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0">В мире Терры они ищут Селестию. В конце-концов Макс находит её в кибермозге </text:span><text:span text:style-name="T32">—</text:span><text:span text:style-name="T3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30">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31">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30">…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oft-page-break/><text:span text:style-name="T32">–</text:span><text:span text:style-name="T30"> Некоторые употребляют. Но правительница Эквестрии, пьющая водку </text:span><text:span text:style-name="T31">—</text:span><text:span text:style-name="T30"> это уже черезчур. </text:span><text:span text:style-name="T32">–</text:span><text:span text:style-name="T30"> Засмеялась Селестия. </text:span><text:span text:style-name="T32">–</text:span><text:span text:style-name="T30">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3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3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30">Концепция абсолютного зла. Вычеркнуть кого-то из бытия.</text:span></text:p>
      <text:p text:style-name="P2"><text:span text:style-name="T30">Пока идёт борьба за вычёркивание </text:span><text:span text:style-name="T31">—</text:span><text:span text:style-name="T30"> это вычёркивание является злом. Но когда вычёркивание произошло, зло исчезает </text:span><text:span text:style-name="T31">—</text:span><text:span text:style-name="T30"> т.к. вычеркнутого никогда не было, о нём никто не знает. Никто </text:span><text:span text:style-name="T31">—</text:span><text:span text:style-name="T30"> даже вычёркивающий</text:span><text:span text:style-name="T6">&gt;</text:span></text:p>
      <text:p text:style-name="P2"/>
      <text:h text:style-name="P13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31">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text:soft-page-break/>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30">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30">добавить сочувствия</text:span><text:span text:style-name="T6">&gt;</text:span>.</text:p>
      <text:p text:style-name="P2"/>
      <text:p text:style-name="P2"><text:soft-page-break/><text:span text:style-name="T6">&lt;</text:span><text:span text:style-name="T30">После этого случая Тавйлайт решает прекратить сеансы двойного сна. Сеанса с ЭйДжей и Флатти не будет</text:span><text:span text:style-name="T6">&gt;</text:span></text:p>
      <text:p text:style-name="P2"/>
      <text:h text:style-name="P13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31">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31">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text:soft-page-break/>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Поиск решения</text:h>
      <text:p text:style-name="P82"/>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3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30"> Луна создаёт обратный коридор в срок.</text:span><text:span text:style-name="T6">&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31">Дуглас </text:span><text:span text:style-name="T32">—</text:span><text:span text:style-name="T31"> </text:span><text:span text:style-name="T32">DC-3</text:span><text:span text:style-name="T6">&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30">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30">двухмесячной</text:span><text:span text:style-name="T6">&gt;</text:span> давности осталось лишь направление движения.</text:p>
      <text:p text:style-name="P2">И опять, как <text:span text:style-name="T6">&lt;</text:span><text:span text:style-name="T30">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30">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30">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30">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oft-page-break/><text:span text:style-name="T6">&lt;\</text:span>Решение:</text:p>
      <text:p text:style-name="P2"><text:span text:style-name="T6">&lt;\&lt;</text:span><text:span text:style-name="T30">Не следует противопоставлять злу ещё большее зло - это только усилит его — </text:span><text:span text:style-name="T31">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30">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30">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30">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30">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30">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30">пять</text:span><text:span text:style-name="T6">&gt;</text:span>длинную прореху в куртке, <text:span text:style-name="T6">&lt;</text:span><text:span text:style-name="T30">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30">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30">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30">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30">улучшить</text:span><text:span text:style-name="T6">&gt;</text:span>. А тот случай, когда мне пришлось зашивать тебе куртку после нападения убийц <text:span text:style-name="T6">&lt;</text:span><text:span text:style-name="T30">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82"/>
      <text:p text:style-name="P2"><text:span text:style-name="T6">&lt;</text:span><text:span text:style-name="T30">сначала эпизод - проверка сумки в серверной</text:span><text:span text:style-name="T6">&gt;</text:span></text:p>
      <text:p text:style-name="P2"><text:soft-page-break/><text:span text:style-name="T6">&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30">“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30">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30">Расширить сцену в кафе. Ожидание, подьём и… падение ожиданий</text:span><text:span text:style-name="T6">&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30">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6">&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5636893362352218681"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192424802616235" text:continue-numbering="true" text:style-name="L5">
        <text:list-header>
          <text:p text:style-name="P129">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426884311081" text:continue-numbering="true" text:style-name="L5">
        <text:list-header>
          <text:p text:style-name="P129">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426742798586"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35" text:outline-level="2">Почти.</text:h>
      <text:p text:style-name="P80"/>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text:soft-page-break/></text:p>
      <text:h text:style-name="P135" text:outline-level="2">Дискорд</text:h>
      <text:p text:style-name="P82"/>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30">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3370506624139171561"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text:soft-page-break/>Раздался лёгкий «кряк» и дверь подалась.</text:p>
      <text:p text:style-name="P100"><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0"><text:span text:style-name="T6">– </text:span>Макс, тут окно разбито! И верёвка какая-то висит. – крикнула Флаттершай из кухни.</text:p>
      <text:p text:style-name="P100"><text:span text:style-name="T6">– </text:span>Оставь, Флатти, не сейчас! – отмахнулся я.</text:p>
      <text:p text:style-name="P106">Лампочка питания на ноутбуке горела, <text:s/>но подключенный монитор оставался тёмным. Я постучал по пробелу, но безрезультатно.</text:p>
      <text:p text:style-name="P100"><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0"><text:span text:style-name="T6">– </text:span>Монитор выключен. – <text:s/>раздалось из угла. Кресло с высокой спинкой повернулось, открыв нашим взорам Дискорда. </text:p>
      <text:p text:style-name="P10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0">Он приподнял панамку, дурашливо здороваясь.</text:p>
      <text:p text:style-name="P100"><text:span text:style-name="T6">– </text:span>Оп-па! – пробормотала Эпплджек. – Нежданчик!</text:p>
      <text:p text:style-name="P100"><text:span text:style-name="T6">– </text:span>Ты, я вижу, времени не терял, – моя рука под прикрытием стола медленно тянулась к тяжёлой фарфоровой кружке, стоящей на краю.</text:p>
      <text:p text:style-name="P83"><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6">– </text:span>А почему ты вообще решил искать нас тут? – спросила Эпплджек. – Приехал бы домой. Мы б тебя чаем напоили.</text:p>
      <text:p text:style-name="P83"><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3"><text:span text:style-name="T6">– </text:span>С кем это вы тут разговариваете?</text:p>
      <text:list xml:id="list3733102176632264018" text:style-name="L7">
        <text:list-header>
          <text:p text:style-name="P10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text:soft-page-break/>–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0">На лице Дискорда появилось удивлённо-мечтательное выражение и он вырубился.</text:p>
      <text:p text:style-name="P100"/>
      <text:h text:style-name="P136" text:outline-level="2">Селестия</text:h>
      <text:p text:style-name="P100"/>
      <text:p text:style-name="P100">Включенный монитор показал схематическое изображение Селестиии, </text:p>
      <text:p text:style-name="P101">&gt;\<text:span text:style-name="T1">Привет, Селестия. Это Макс. Как себя чувствуешь?</text:span></text:p>
      <text:p text:style-name="P101">&lt;\<text:span text:style-name="T1">Макс? МАКС??? МА-А-А-АКС!!! НАКОНЕЦ-ТО! КАК Я РАДА ТЕБЯ СЛЫШАТЬ! </text:span></text:p>
      <text:p text:style-name="P101">&gt;\<text:span text:style-name="T1">Я рад, что нашёл тебя, Тия.</text:span></text:p>
      <text:p text:style-name="P10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1">&gt;\<text:span text:style-name="T1">Тия, я сейчас подключу микрофон и колонки, и мы сможем общаться более удобно.</text:span></text:p>
      <text:p text:style-name="P100">…</text:p>
      <text:p text:style-name="P100">– Привет опять. Как ты меня слышишь?</text:p>
      <text:p text:style-name="P10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1">– <text:span text:style-name="T1">Могу себе представить. Как-то раз я провёл три часа камере сенсорной депривации. Мне не понравилось.</text:span></text:p>
      <text:p text:style-name="P100">– Эммм... Ваше Высочество, вы в порядке? Мы так рады, что наконец-то нашли Вас! – вклинилась в разговор Эпплджек.</text:p>
      <text:p text:style-name="P100">– Кто тут? Макс, кто ещё с тобой?</text:p>
      <text:p text:style-name="P101"><text:span text:style-name="T1">– Со мной Эпплджек и Флаттершай. Мы пришли сюда полгода </text:span>&lt;<text:span text:style-name="T2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1">– <text:span text:style-name="T1">Девочки? Я рада вас слышать. А Твайлайт нет рядом?</text:span></text:p>
      <text:p text:style-name="P10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0">При этих словах Дискорд замычал и задёргался. Эпплджек нахмурилась и проверила верёвки, привязывающие его к спинке стула.</text:p>
      <text:p text:style-name="P10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0">– Ноутбук — так называется место, где я нахожусь сейчас? А кто это мычит?</text:p>
      <text:p text:style-name="P10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0"><text:soft-page-break/>– О, духи предков, но зачем??? Почему у него кляп во рту?</text:p>
      <text:p text:style-name="P100">– Мы связали его. Он нас предал. И тебя. И Эквестрию. Всех.</text:p>
      <text:p text:style-name="P100">При этих словах Эпплджек и Флаттершай непонимающе уставились на меня, а Дискорд протестующе замычал.</text:p>
      <text:p text:style-name="P100">Я начал рассказывать о своих догадках, и непонимающее выражение на лицах девушек сменилось удивлением.</text:p>
      <text:p text:style-name="P10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0">– А зачем тогда ты приложила его книгой? – непонимающе уставился я на неё.</text:p>
      <text:p text:style-name="P100">– Потому что ты напал на него. Я и подумала — тебе виднее. И подсобила.</text:p>
      <text:p text:style-name="P100">Флаттершай отрицающе мотнула головой.</text:p>
      <text:p text:style-name="P100">– Не может Дискорд быть предателем. Он мой друг.</text:p>
      <text:p text:style-name="P100">Дискорд благодарственно замычал и закивал головой.</text:p>
      <text:p text:style-name="P10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0">Дискорд завёл глаза на лоб и обречённо завыл.</text:p>
      <text:p text:style-name="P100">– Макс, постой. Дай мне поговорить с ним. – сказала Селестия. – Не могу поверить, что Дискорд на такое пошёл.</text:p>
      <text:p text:style-name="P100">– Ну хорошо. Поговори. Послушаем, что он скажет.</text:p>
      <text:p text:style-name="P100">Я красноречиво покачал кулак перед его носом и вытащил кляп.</text:p>
      <text:p text:style-name="P100">...</text:p>
      <text:p text:style-name="P90">– Ффы, тьфу, пффф, пфу! <text:span text:style-name="T6">&lt;</text:span><text:span text:style-name="T30">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text:soft-page-break/>–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31">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text:soft-page-break/>–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26">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2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30">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36" text:outline-level="2"><text:soft-page-break/>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30">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8" text:outline-level="1"><text:soft-page-break/>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text:soft-page-break/>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31">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28">–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32">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2">– Хорошо. Уболтал. Кьютимарки беру на себя. Так и знал, что мне самое трудное достанется!</text:p>
      <text:p text:style-name="P10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смотреть. Если я стану применять магию вместо ловкости, теряется весь смысл упражнения... О, глянь-ка на Эквус!</text:p>
      <text:p text:style-name="P10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2"/>
      <text:p text:style-name="P104">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5"/>
      <text:p text:style-name="P10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4"/>
      <text:p text:style-name="P102">Я опять задумался. В голове было пусто. Хотя, если подумать с точки зрения программиста, можно... Наверное можно, раз все предыдущее прокатило...</text:p>
      <text:p text:style-name="P103">– <text:span text:style-name="T2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3">– Не понял? Это как? Как ты совместишь разрушенную магическими войнами Эквестрию с романтически-сексуальным раем для попаданцев?</text:p>
      <text:p text:style-name="P103"><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3">Анакорн долго мусолил карандаш, а потом вдруг заржал.</text:p>
      <text:p text:style-name="P103"><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3"><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3">Анакорн примирительно похлопал меня по плечу.</text:p>
      <text:p text:style-name="P103"><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3">Я подозрительно посмотрел на Анакорна.</text:p>
      <text:p text:style-name="P103"><text:span text:style-name="T6">– </text:span>Какой ещё, нафиг, «мой фанфик»? Я никакого фанфика не писал. И не собираюсь, вообще-то.</text:p>
      <text:p text:style-name="P103">Анакорн ехидно ухмыльнулся и откинулся в кресле, переплетя пальцы за затылком.</text:p>
      <text:p text:style-name="P103"><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2"><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2"><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2"><text:span text:style-name="T6">– </text:span>Факн щит<text:note text:id="ftn13" text:note-class="footnote"><text:note-citation>13</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2">Анакорн развёл руками.</text:p>
      <text:p text:style-name="P102"><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2">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text:soft-page-break/>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30">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3">***</text:p>
      <text:p text:style-name="P73"/>
      <text:p text:style-name="P72">&lt;<text:span text:style-name="T30">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2"/>
      <text:p text:style-name="P72">– Привет, Макс. – образ Селестии снова реял передо мной, как <text:span text:style-name="T6">&lt;</text:span><text:span text:style-name="T30">полгода</text:span><text:span text:style-name="T6">&gt;</text:span> назад. – Я хочу поблагодарить тебя за всё.</text:p>
      <text:p text:style-name="P72"><text:soft-page-break/>–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30">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2784584805452571251" text:style-name="L8">
        <text:list-header>
          <text:p text:style-name="P131">(<text:span text:style-name="T36">Луна — как повелительница снов, слышала разговор Макса с Анакорном</text:span>)</text:p>
          <text:p text:style-name="P132"/>
        </text:list-header>
      </text:list>
      <text:p text:style-name="P91">***</text:p>
      <text:p text:style-name="P67"><text:span text:style-name="T1">–</text:span> Ты?..</text:p>
      <text:p text:style-name="P67"><text:span text:style-name="T1">–</text:span> Ты??!</text:p>
      <text:p text:style-name="P67"><text:soft-page-break/><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36"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7"/>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text:soft-page-break/></text:p>
      <text:p text:style-name="P67"/>
      <text:p text:style-name="P6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31">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30">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23T19:24:24.273824581</dc:date>
    <meta:editing-duration>P56DT14H31M16S</meta:editing-duration>
    <meta:editing-cycles>2483</meta:editing-cycles>
    <meta:generator>LibreOffice/5.0.2.2$Linux_X86_64 LibreOffice_project/00m0$Build-2</meta:generator>
    <meta:document-statistic meta:table-count="0" meta:image-count="0" meta:object-count="0" meta:page-count="129" meta:paragraph-count="2666" meta:word-count="59503" meta:character-count="395090" meta:non-whitespace-character-count="335379"/>
  </office:meta>
</office:document-meta>
</file>